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75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20" calcext:value-type="float">
            <text:p>20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C1]*20" office:value-type="float" office:value="400" calcext:value-type="float">
            <text:p>400</text:p>
          </table:table-cell>
          <table:table-cell table:formula="of:=[.D1]*20/[.A2]" office:value-type="float" office:value="200" calcext:value-type="float">
            <text:p>200</text:p>
          </table:table-cell>
          <table:table-cell table:formula="of:=[.D2]/[.D1]" office:value-type="float" office:value="10" calcext:value-type="float">
            <text:p>10</text:p>
          </table:table-cell>
          <table:table-cell/>
          <table:table-cell table:formula="of:=ROUND([.G1]*IF(20/[.A2]&gt;1;20/[.A2];1/(20/[.A2])))" office:value-type="float" office:value="200" calcext:value-type="float">
            <text:p>200</text:p>
          </table:table-cell>
          <table:table-cell table:formula="of:=[.G2]/[.G1]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8000" calcext:value-type="float">
            <text:p>8000</text:p>
          </table:table-cell>
          <table:table-cell table:formula="of:=[.C2]*20" office:value-type="float" office:value="8000" calcext:value-type="float">
            <text:p>8000</text:p>
          </table:table-cell>
          <table:table-cell table:formula="of:=ROUND([.D2]*20/[.A3])" office:value-type="float" office:value="1333" calcext:value-type="float">
            <text:p>1333</text:p>
          </table:table-cell>
          <table:table-cell table:formula="of:=[.D3]/[.D2]" office:value-type="float" office:value="6.665" calcext:value-type="float">
            <text:p>6.665</text:p>
          </table:table-cell>
          <table:table-cell table:formula="of:=IF(20/[.A3]&gt;1;20/[.A3];1/(20/[.A3]))" office:value-type="float" office:value="6.66666666666667" calcext:value-type="float">
            <text:p>6.6666666667</text:p>
          </table:table-cell>
          <table:table-cell table:formula="of:=ROUND([.G2]*IF(20/[.A3]&gt;1;20/[.A3];1/(20/[.A3])))" office:value-type="float" office:value="1333" calcext:value-type="float">
            <text:p>1333</text:p>
          </table:table-cell>
          <table:table-cell table:formula="of:=[.G3]/[.G2]" office:value-type="float" office:value="6.665" calcext:value-type="float">
            <text:p>6.66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001" calcext:value-type="float">
            <text:p>8001</text:p>
          </table:table-cell>
          <table:table-cell table:formula="of:=[.C3]*20" office:value-type="float" office:value="160000" calcext:value-type="float">
            <text:p>160000</text:p>
          </table:table-cell>
          <table:table-cell table:formula="of:=ROUND([.D3]*20/[.A4])" office:value-type="float" office:value="6665" calcext:value-type="float">
            <text:p>6665</text:p>
          </table:table-cell>
          <table:table-cell table:formula="of:=[.D4]/[.D3]" office:value-type="float" office:value="5" calcext:value-type="float">
            <text:p>5</text:p>
          </table:table-cell>
          <table:table-cell table:formula="of:=IF(20/[.A4]&gt;1;20/[.A4];1/(20/[.A4]))" office:value-type="float" office:value="5" calcext:value-type="float">
            <text:p>5</text:p>
          </table:table-cell>
          <table:table-cell table:formula="of:=ROUND([.G3]*IF(20/[.A4]&gt;1;20/[.A4];1/(20/[.A4])))" office:value-type="float" office:value="6665" calcext:value-type="float">
            <text:p>6665</text:p>
          </table:table-cell>
          <table:table-cell table:formula="of:=[.G4]/[.G3]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4]*20" office:value-type="float" office:value="3200000" calcext:value-type="float">
            <text:p>3200000</text:p>
          </table:table-cell>
          <table:table-cell table:formula="of:=ROUND([.D4]*20/[.A5])" office:value-type="float" office:value="26660" calcext:value-type="float">
            <text:p>26660</text:p>
          </table:table-cell>
          <table:table-cell table:formula="of:=[.D5]/[.D4]" office:value-type="float" office:value="4" calcext:value-type="float">
            <text:p>4</text:p>
          </table:table-cell>
          <table:table-cell table:formula="of:=IF(20/[.A5]&gt;1;20/[.A5];1/(20/[.A5]))" office:value-type="float" office:value="4" calcext:value-type="float">
            <text:p>4</text:p>
          </table:table-cell>
          <table:table-cell table:formula="of:=ROUND([.G4]*IF(20/[.A5]&gt;1;20/[.A5];1/(20/[.A5])))" office:value-type="float" office:value="26660" calcext:value-type="float">
            <text:p>26660</text:p>
          </table:table-cell>
          <table:table-cell table:formula="of:=[.G5]/[.G4]"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5]*20" office:value-type="float" office:value="64000000" calcext:value-type="float">
            <text:p>64000000</text:p>
          </table:table-cell>
          <table:table-cell table:formula="of:=ROUND([.D5]*20/[.A6])" office:value-type="float" office:value="88867" calcext:value-type="float">
            <text:p>88867</text:p>
          </table:table-cell>
          <table:table-cell table:formula="of:=[.D6]/[.D5]" office:value-type="float" office:value="3.33334583645911" calcext:value-type="float">
            <text:p>3.3333458365</text:p>
          </table:table-cell>
          <table:table-cell table:formula="of:=IF(20/[.A6]&gt;1;20/[.A6];1/(20/[.A6]))" office:value-type="float" office:value="3.33333333333333" calcext:value-type="float">
            <text:p>3.3333333333</text:p>
          </table:table-cell>
          <table:table-cell table:formula="of:=ROUND([.G5]*IF(20/[.A6]&gt;1;20/[.A6];1/(20/[.A6])))" office:value-type="float" office:value="88867" calcext:value-type="float">
            <text:p>88867</text:p>
          </table:table-cell>
          <table:table-cell table:formula="of:=[.G6]/[.G5]" office:value-type="float" office:value="3.33334583645911" calcext:value-type="float">
            <text:p>3.33334583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6]*20" office:value-type="float" office:value="1280000000" calcext:value-type="float">
            <text:p>1280000000</text:p>
          </table:table-cell>
          <table:table-cell table:formula="of:=ROUND([.D6]*20/[.A7])" office:value-type="float" office:value="253906" calcext:value-type="float">
            <text:p>253906</text:p>
          </table:table-cell>
          <table:table-cell table:formula="of:=[.D7]/[.D6]" office:value-type="float" office:value="2.85714607222028" calcext:value-type="float">
            <text:p>2.8571460722</text:p>
          </table:table-cell>
          <table:table-cell table:formula="of:=IF(20/[.A7]&gt;1;20/[.A7];1/(20/[.A7]))" office:value-type="float" office:value="2.85714285714286" calcext:value-type="float">
            <text:p>2.8571428571</text:p>
          </table:table-cell>
          <table:table-cell table:formula="of:=ROUND([.G6]*IF(20/[.A7]&gt;1;20/[.A7];1/(20/[.A7])))" office:value-type="float" office:value="253906" calcext:value-type="float">
            <text:p>253906</text:p>
          </table:table-cell>
          <table:table-cell table:formula="of:=[.G7]/[.G6]" office:value-type="float" office:value="2.85714607222028" calcext:value-type="float">
            <text:p>2.85714607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[.C7]*20" office:value-type="float" office:value="25600000000" calcext:value-type="float">
            <text:p>25600000000</text:p>
          </table:table-cell>
          <table:table-cell table:formula="of:=ROUND([.D7]*20/[.A8])" office:value-type="float" office:value="634765" calcext:value-type="float">
            <text:p>634765</text:p>
          </table:table-cell>
          <table:table-cell table:formula="of:=[.D8]/[.D7]" office:value-type="float" office:value="2.5" calcext:value-type="float">
            <text:p>2.5</text:p>
          </table:table-cell>
          <table:table-cell table:formula="of:=IF(20/[.A8]&gt;1;20/[.A8];1/(20/[.A8]))" office:value-type="float" office:value="2.5" calcext:value-type="float">
            <text:p>2.5</text:p>
          </table:table-cell>
          <table:table-cell table:formula="of:=ROUND([.G7]*IF(20/[.A8]&gt;1;20/[.A8];1/(20/[.A8])))" office:value-type="float" office:value="634765" calcext:value-type="float">
            <text:p>634765</text:p>
          </table:table-cell>
          <table:table-cell table:formula="of:=[.G8]/[.G7]"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table:formula="of:=[.C8]*20" office:value-type="float" office:value="512000000000" calcext:value-type="float">
            <text:p>512000000000</text:p>
          </table:table-cell>
          <table:table-cell table:formula="of:=ROUND([.D8]*20/[.A9])" office:value-type="float" office:value="1410589" calcext:value-type="float">
            <text:p>1410589</text:p>
          </table:table-cell>
          <table:table-cell table:formula="of:=[.D9]/[.D8]" office:value-type="float" office:value="2.22222239726513" calcext:value-type="float">
            <text:p>2.2222223973</text:p>
          </table:table-cell>
          <table:table-cell table:formula="of:=IF(20/[.A9]&gt;1;20/[.A9];1/(20/[.A9]))" office:value-type="float" office:value="2.22222222222222" calcext:value-type="float">
            <text:p>2.2222222222</text:p>
          </table:table-cell>
          <table:table-cell table:formula="of:=ROUND([.G8]*IF(20/[.A9]&gt;1;20/[.A9];1/(20/[.A9])))" office:value-type="float" office:value="1410589" calcext:value-type="float">
            <text:p>1410589</text:p>
          </table:table-cell>
          <table:table-cell table:formula="of:=[.G9]/[.G8]" office:value-type="float" office:value="2.22222239726513" calcext:value-type="float">
            <text:p>2.222222397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ROUND([.D9]*20/[.A10])" office:value-type="float" office:value="2821178" calcext:value-type="float">
            <text:p>2821178</text:p>
          </table:table-cell>
          <table:table-cell table:formula="of:=[.D10]/[.D9]" office:value-type="float" office:value="2" calcext:value-type="float">
            <text:p>2</text:p>
          </table:table-cell>
          <table:table-cell table:formula="of:=IF(20/[.A10]&gt;1;20/[.A10];1/(20/[.A10]))" office:value-type="float" office:value="2" calcext:value-type="float">
            <text:p>2</text:p>
          </table:table-cell>
          <table:table-cell table:formula="of:=ROUND([.G9]*IF(20/[.A10]&gt;1;20/[.A10];1/(20/[.A10])))" office:value-type="float" office:value="2821178" calcext:value-type="float">
            <text:p>2821178</text:p>
          </table:table-cell>
          <table:table-cell table:formula="of:=[.G10]/[.G9]" office:value-type="float" office:value="2" calcext:value-type="float">
            <text:p>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ROUND([.D10]*20/[.A11])" office:value-type="float" office:value="5129415" calcext:value-type="float">
            <text:p>5129415</text:p>
          </table:table-cell>
          <table:table-cell table:formula="of:=[.D11]/[.D10]" office:value-type="float" office:value="1.81818197930085" calcext:value-type="float">
            <text:p>1.8181819793</text:p>
          </table:table-cell>
          <table:table-cell table:formula="of:=IF(20/[.A11]&gt;1;20/[.A11];1/(20/[.A11]))" office:value-type="float" office:value="1.81818181818182" calcext:value-type="float">
            <text:p>1.8181818182</text:p>
          </table:table-cell>
          <table:table-cell table:formula="of:=ROUND([.G10]*IF(20/[.A11]&gt;1;20/[.A11];1/(20/[.A11])))" office:value-type="float" office:value="5129415" calcext:value-type="float">
            <text:p>5129415</text:p>
          </table:table-cell>
          <table:table-cell table:formula="of:=[.G11]/[.G10]" office:value-type="float" office:value="1.81818197930085" calcext:value-type="float">
            <text:p>1.818181979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ROUND([.D11]*20/[.A12])" office:value-type="float" office:value="8549025" calcext:value-type="float">
            <text:p>8549025</text:p>
          </table:table-cell>
          <table:table-cell table:formula="of:=[.D12]/[.D11]" office:value-type="float" office:value="1.66666666666667" calcext:value-type="float">
            <text:p>1.6666666667</text:p>
          </table:table-cell>
          <table:table-cell table:formula="of:=IF(20/[.A12]&gt;1;20/[.A12];1/(20/[.A12]))" office:value-type="float" office:value="1.66666666666667" calcext:value-type="float">
            <text:p>1.6666666667</text:p>
          </table:table-cell>
          <table:table-cell table:formula="of:=ROUND([.G11]*IF(20/[.A12]&gt;1;20/[.A12];1/(20/[.A12])))" office:value-type="float" office:value="8549025" calcext:value-type="float">
            <text:p>8549025</text:p>
          </table:table-cell>
          <table:table-cell table:formula="of:=[.G12]/[.G11]" office:value-type="float" office:value="1.66666666666667" calcext:value-type="float">
            <text:p>1.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formula="of:=ROUND([.D12]*20/[.A13])" office:value-type="float" office:value="13152346" calcext:value-type="float">
            <text:p>13152346</text:p>
          </table:table-cell>
          <table:table-cell table:formula="of:=[.D13]/[.D12]" office:value-type="float" office:value="1.53846152046578" calcext:value-type="float">
            <text:p>1.5384615205</text:p>
          </table:table-cell>
          <table:table-cell table:formula="of:=IF(20/[.A13]&gt;1;20/[.A13];1/(20/[.A13]))" office:value-type="float" office:value="1.53846153846154" calcext:value-type="float">
            <text:p>1.5384615385</text:p>
          </table:table-cell>
          <table:table-cell table:formula="of:=ROUND([.G12]*IF(20/[.A13]&gt;1;20/[.A13];1/(20/[.A13])))" office:value-type="float" office:value="13152346" calcext:value-type="float">
            <text:p>13152346</text:p>
          </table:table-cell>
          <table:table-cell table:formula="of:=[.G13]/[.G12]" office:value-type="float" office:value="1.53846152046578" calcext:value-type="float">
            <text:p>1.538461520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formula="of:=ROUND([.D13]*20/[.A14])" office:value-type="float" office:value="18789066" calcext:value-type="float">
            <text:p>18789066</text:p>
          </table:table-cell>
          <table:table-cell table:formula="of:=[.D14]/[.D13]" office:value-type="float" office:value="1.42857145029488" calcext:value-type="float">
            <text:p>1.4285714503</text:p>
          </table:table-cell>
          <table:table-cell table:formula="of:=IF(20/[.A14]&gt;1;20/[.A14];1/(20/[.A14]))" office:value-type="float" office:value="1.42857142857143" calcext:value-type="float">
            <text:p>1.4285714286</text:p>
          </table:table-cell>
          <table:table-cell table:formula="of:=ROUND([.G13]*IF(20/[.A14]&gt;1;20/[.A14];1/(20/[.A14])))" office:value-type="float" office:value="18789066" calcext:value-type="float">
            <text:p>18789066</text:p>
          </table:table-cell>
          <table:table-cell table:formula="of:=[.G14]/[.G13]" office:value-type="float" office:value="1.42857145029488" calcext:value-type="float">
            <text:p>1.428571450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formula="of:=ROUND([.D14]*20/[.A15])" office:value-type="float" office:value="25052088" calcext:value-type="float">
            <text:p>25052088</text:p>
          </table:table-cell>
          <table:table-cell table:formula="of:=[.D15]/[.D14]" office:value-type="float" office:value="1.33333333333333" calcext:value-type="float">
            <text:p>1.3333333333</text:p>
          </table:table-cell>
          <table:table-cell table:formula="of:=IF(20/[.A15]&gt;1;20/[.A15];1/(20/[.A15]))" office:value-type="float" office:value="1.33333333333333" calcext:value-type="float">
            <text:p>1.3333333333</text:p>
          </table:table-cell>
          <table:table-cell table:formula="of:=ROUND([.G14]*IF(20/[.A15]&gt;1;20/[.A15];1/(20/[.A15])))" office:value-type="float" office:value="25052088" calcext:value-type="float">
            <text:p>25052088</text:p>
          </table:table-cell>
          <table:table-cell table:formula="of:=[.G15]/[.G14]" office:value-type="float" office:value="1.33333333333333" calcext:value-type="float">
            <text:p>1.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formula="of:=ROUND([.D15]*20/[.A16])" office:value-type="float" office:value="31315110" calcext:value-type="float">
            <text:p>31315110</text:p>
          </table:table-cell>
          <table:table-cell table:formula="of:=[.D16]/[.D15]" office:value-type="float" office:value="1.25" calcext:value-type="float">
            <text:p>1.25</text:p>
          </table:table-cell>
          <table:table-cell table:formula="of:=IF(20/[.A16]&gt;1;20/[.A16];1/(20/[.A16]))" office:value-type="float" office:value="1.25" calcext:value-type="float">
            <text:p>1.25</text:p>
          </table:table-cell>
          <table:table-cell table:formula="of:=ROUND([.G15]*IF(20/[.A16]&gt;1;20/[.A16];1/(20/[.A16])))" office:value-type="float" office:value="31315110" calcext:value-type="float">
            <text:p>31315110</text:p>
          </table:table-cell>
          <table:table-cell table:formula="of:=[.G16]/[.G15]" office:value-type="float" office:value="1.25" calcext:value-type="float">
            <text:p>1.2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formula="of:=ROUND([.D16]*20/[.A17])" office:value-type="float" office:value="36841306" calcext:value-type="float">
            <text:p>36841306</text:p>
          </table:table-cell>
          <table:table-cell table:formula="of:=[.D17]/[.D16]" office:value-type="float" office:value="1.17647059199217" calcext:value-type="float">
            <text:p>1.176470592</text:p>
          </table:table-cell>
          <table:table-cell table:formula="of:=IF(20/[.A17]&gt;1;20/[.A17];1/(20/[.A17]))" office:value-type="float" office:value="1.17647058823529" calcext:value-type="float">
            <text:p>1.1764705882</text:p>
          </table:table-cell>
          <table:table-cell table:formula="of:=ROUND([.G16]*IF(20/[.A17]&gt;1;20/[.A17];1/(20/[.A17])))" office:value-type="float" office:value="36841306" calcext:value-type="float">
            <text:p>36841306</text:p>
          </table:table-cell>
          <table:table-cell table:formula="of:=[.G17]/[.G16]" office:value-type="float" office:value="1.17647059199217" calcext:value-type="float">
            <text:p>1.17647059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formula="of:=ROUND([.D17]*20/[.A18])" office:value-type="float" office:value="40934784" calcext:value-type="float">
            <text:p>40934784</text:p>
          </table:table-cell>
          <table:table-cell table:formula="of:=[.D18]/[.D17]" office:value-type="float" office:value="1.11111109904736" calcext:value-type="float">
            <text:p>1.111111099</text:p>
          </table:table-cell>
          <table:table-cell table:formula="of:=IF(20/[.A18]&gt;1;20/[.A18];1/(20/[.A18]))" office:value-type="float" office:value="1.11111111111111" calcext:value-type="float">
            <text:p>1.1111111111</text:p>
          </table:table-cell>
          <table:table-cell table:formula="of:=ROUND([.G17]*IF(20/[.A18]&gt;1;20/[.A18];1/(20/[.A18])))" office:value-type="float" office:value="40934784" calcext:value-type="float">
            <text:p>40934784</text:p>
          </table:table-cell>
          <table:table-cell table:formula="of:=[.G18]/[.G17]" office:value-type="float" office:value="1.11111109904736" calcext:value-type="float">
            <text:p>1.11111109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formula="of:=ROUND([.D18]*20/[.A19])" office:value-type="float" office:value="43089246" calcext:value-type="float">
            <text:p>43089246</text:p>
          </table:table-cell>
          <table:table-cell table:formula="of:=[.D19]/[.D18]" office:value-type="float" office:value="1.05263157123292" calcext:value-type="float">
            <text:p>1.0526315712</text:p>
          </table:table-cell>
          <table:table-cell table:formula="of:=IF(20/[.A19]&gt;1;20/[.A19];1/(20/[.A19]))" office:value-type="float" office:value="1.05263157894737" calcext:value-type="float">
            <text:p>1.0526315789</text:p>
          </table:table-cell>
          <table:table-cell table:formula="of:=ROUND([.G18]*IF(20/[.A19]&gt;1;20/[.A19];1/(20/[.A19])))" office:value-type="float" office:value="43089246" calcext:value-type="float">
            <text:p>43089246</text:p>
          </table:table-cell>
          <table:table-cell table:formula="of:=[.G19]/[.G18]" office:value-type="float" office:value="1.05263157123292" calcext:value-type="float">
            <text:p>1.052631571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formula="of:=ROUND([.D19]*20/[.A20])" office:value-type="float" office:value="43089246" calcext:value-type="float">
            <text:p>43089246</text:p>
          </table:table-cell>
          <table:table-cell table:formula="of:=[.D20]/[.D19]" office:value-type="float" office:value="1" calcext:value-type="float">
            <text:p>1</text:p>
          </table:table-cell>
          <table:table-cell table:formula="of:=IF(20/[.A20]&gt;1;20/[.A20];1/(20/[.A20]))" office:value-type="float" office:value="1" calcext:value-type="float">
            <text:p>1</text:p>
          </table:table-cell>
          <table:table-cell table:formula="of:=ROUND([.G19]*IF(20/[.A20]&gt;1;20/[.A20];1/(20/[.A20])))" office:value-type="float" office:value="43089246" calcext:value-type="float">
            <text:p>43089246</text:p>
          </table:table-cell>
          <table:table-cell table:formula="of:=[.G20]/[.G19]" office:value-type="float" office:value="1" calcext:value-type="float">
            <text:p>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formula="of:=ROUND([.D20]*20/[.A21])" office:value-type="float" office:value="41037377" calcext:value-type="float">
            <text:p>41037377</text:p>
          </table:table-cell>
          <table:table-cell table:formula="of:=[.D21]/[.D20]" office:value-type="float" office:value="0.952380949065574" calcext:value-type="float">
            <text:p>0.9523809491</text:p>
          </table:table-cell>
          <table:table-cell table:formula="of:=IF(20/[.A21]&gt;1;20/[.A21];1/(20/[.A21]))" office:value-type="float" office:value="1.05" calcext:value-type="float">
            <text:p>1.05</text:p>
          </table:table-cell>
          <table:table-cell table:formula="of:=ROUND([.G20]*IF(20/[.A21]&gt;1;20/[.A21];1/(20/[.A21])))" office:value-type="float" office:value="45243708" calcext:value-type="float">
            <text:p>45243708</text:p>
          </table:table-cell>
          <table:table-cell table:formula="of:=[.G21]/[.G20]" office:value-type="float" office:value="1.04999999303771" calcext:value-type="float">
            <text:p>1.04999999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formula="of:=ROUND([.D21]*20/[.A22])" office:value-type="float" office:value="37306706" calcext:value-type="float">
            <text:p>37306706</text:p>
          </table:table-cell>
          <table:table-cell table:formula="of:=[.D22]/[.D21]" office:value-type="float" office:value="0.909090900229807" calcext:value-type="float">
            <text:p>0.9090909002</text:p>
          </table:table-cell>
          <table:table-cell table:formula="of:=IF(20/[.A22]&gt;1;20/[.A22];1/(20/[.A22]))" office:value-type="float" office:value="1.1" calcext:value-type="float">
            <text:p>1.1</text:p>
          </table:table-cell>
          <table:table-cell table:formula="of:=ROUND([.G21]*IF(20/[.A22]&gt;1;20/[.A22];1/(20/[.A22])))" office:value-type="float" office:value="49768079" calcext:value-type="float">
            <text:p>49768079</text:p>
          </table:table-cell>
          <table:table-cell table:formula="of:=[.G22]/[.G21]" office:value-type="float" office:value="1.1000000044205" calcext:value-type="float">
            <text:p>1.100000004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formula="of:=ROUND([.D22]*20/[.A23])" office:value-type="float" office:value="32440614" calcext:value-type="float">
            <text:p>32440614</text:p>
          </table:table-cell>
          <table:table-cell table:formula="of:=[.D23]/[.D22]" office:value-type="float" office:value="0.869565219722159" calcext:value-type="float">
            <text:p>0.8695652197</text:p>
          </table:table-cell>
          <table:table-cell table:formula="of:=IF(20/[.A23]&gt;1;20/[.A23];1/(20/[.A23]))" office:value-type="float" office:value="1.15" calcext:value-type="float">
            <text:p>1.15</text:p>
          </table:table-cell>
          <table:table-cell table:formula="of:=ROUND([.G22]*IF(20/[.A23]&gt;1;20/[.A23];1/(20/[.A23])))" office:value-type="float" office:value="57233291" calcext:value-type="float">
            <text:p>57233291</text:p>
          </table:table-cell>
          <table:table-cell table:formula="of:=[.G23]/[.G22]" office:value-type="float" office:value="1.15000000301398" calcext:value-type="float">
            <text:p>1.15000000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formula="of:=ROUND([.D23]*20/[.A24])" office:value-type="float" office:value="27033845" calcext:value-type="float">
            <text:p>27033845</text:p>
          </table:table-cell>
          <table:table-cell table:formula="of:=[.D24]/[.D23]" office:value-type="float" office:value="0.833333333333333" calcext:value-type="float">
            <text:p>0.8333333333</text:p>
          </table:table-cell>
          <table:table-cell table:formula="of:=IF(20/[.A24]&gt;1;20/[.A24];1/(20/[.A24]))" office:value-type="float" office:value="1.2" calcext:value-type="float">
            <text:p>1.2</text:p>
          </table:table-cell>
          <table:table-cell table:formula="of:=ROUND([.G23]*IF(20/[.A24]&gt;1;20/[.A24];1/(20/[.A24])))" office:value-type="float" office:value="68679949" calcext:value-type="float">
            <text:p>68679949</text:p>
          </table:table-cell>
          <table:table-cell table:formula="of:=[.G24]/[.G23]" office:value-type="float" office:value="1.19999999650553" calcext:value-type="float">
            <text:p>1.199999996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formula="of:=ROUND([.D24]*20/[.A25])" office:value-type="float" office:value="21627076" calcext:value-type="float">
            <text:p>21627076</text:p>
          </table:table-cell>
          <table:table-cell table:formula="of:=[.D25]/[.D24]" office:value-type="float" office:value="0.8" calcext:value-type="float">
            <text:p>0.8</text:p>
          </table:table-cell>
          <table:table-cell table:formula="of:=IF(20/[.A25]&gt;1;20/[.A25];1/(20/[.A25]))" office:value-type="float" office:value="1.25" calcext:value-type="float">
            <text:p>1.25</text:p>
          </table:table-cell>
          <table:table-cell table:formula="of:=ROUND([.G24]*IF(20/[.A25]&gt;1;20/[.A25];1/(20/[.A25])))" office:value-type="float" office:value="85849936" calcext:value-type="float">
            <text:p>85849936</text:p>
          </table:table-cell>
          <table:table-cell table:formula="of:=[.G25]/[.G24]" office:value-type="float" office:value="1.24999999635993" calcext:value-type="float">
            <text:p>1.249999996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formula="of:=ROUND([.D25]*20/[.A26])" office:value-type="float" office:value="16636212" calcext:value-type="float">
            <text:p>16636212</text:p>
          </table:table-cell>
          <table:table-cell table:formula="of:=[.D26]/[.D25]" office:value-type="float" office:value="0.769230755003589" calcext:value-type="float">
            <text:p>0.769230755</text:p>
          </table:table-cell>
          <table:table-cell table:formula="of:=IF(20/[.A26]&gt;1;20/[.A26];1/(20/[.A26]))" office:value-type="float" office:value="1.3" calcext:value-type="float">
            <text:p>1.3</text:p>
          </table:table-cell>
          <table:table-cell table:formula="of:=ROUND([.G25]*IF(20/[.A26]&gt;1;20/[.A26];1/(20/[.A26])))" office:value-type="float" office:value="111604917" calcext:value-type="float">
            <text:p>111604917</text:p>
          </table:table-cell>
          <table:table-cell table:formula="of:=[.G26]/[.G25]" office:value-type="float" office:value="1.30000000232965" calcext:value-type="float">
            <text:p>1.300000002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formula="of:=ROUND([.D26]*20/[.A27])" office:value-type="float" office:value="12323120" calcext:value-type="float">
            <text:p>12323120</text:p>
          </table:table-cell>
          <table:table-cell table:formula="of:=[.D27]/[.D26]" office:value-type="float" office:value="0.740740740740741" calcext:value-type="float">
            <text:p>0.7407407407</text:p>
          </table:table-cell>
          <table:table-cell table:formula="of:=IF(20/[.A27]&gt;1;20/[.A27];1/(20/[.A27]))" office:value-type="float" office:value="1.35" calcext:value-type="float">
            <text:p>1.35</text:p>
          </table:table-cell>
          <table:table-cell table:formula="of:=ROUND([.G26]*IF(20/[.A27]&gt;1;20/[.A27];1/(20/[.A27])))" office:value-type="float" office:value="150666638" calcext:value-type="float">
            <text:p>150666638</text:p>
          </table:table-cell>
          <table:table-cell table:formula="of:=[.G27]/[.G26]" office:value-type="float" office:value="1.35000000044801" calcext:value-type="float">
            <text:p>1.350000000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formula="of:=ROUND([.D27]*20/[.A28])" office:value-type="float" office:value="8802229" calcext:value-type="float">
            <text:p>8802229</text:p>
          </table:table-cell>
          <table:table-cell table:formula="of:=[.D28]/[.D27]" office:value-type="float" office:value="0.714285749063549" calcext:value-type="float">
            <text:p>0.7142857491</text:p>
          </table:table-cell>
          <table:table-cell table:formula="of:=IF(20/[.A28]&gt;1;20/[.A28];1/(20/[.A28]))" office:value-type="float" office:value="1.4" calcext:value-type="float">
            <text:p>1.4</text:p>
          </table:table-cell>
          <table:table-cell table:formula="of:=ROUND([.G27]*IF(20/[.A28]&gt;1;20/[.A28];1/(20/[.A28])))" office:value-type="float" office:value="210933293" calcext:value-type="float">
            <text:p>210933293</text:p>
          </table:table-cell>
          <table:table-cell table:formula="of:=[.G28]/[.G27]" office:value-type="float" office:value="1.39999999867257" calcext:value-type="float">
            <text:p>1.399999998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formula="of:=ROUND([.D28]*20/[.A29])" office:value-type="float" office:value="6070503" calcext:value-type="float">
            <text:p>6070503</text:p>
          </table:table-cell>
          <table:table-cell table:formula="of:=[.D29]/[.D28]" office:value-type="float" office:value="0.689655199836314" calcext:value-type="float">
            <text:p>0.6896551998</text:p>
          </table:table-cell>
          <table:table-cell table:formula="of:=IF(20/[.A29]&gt;1;20/[.A29];1/(20/[.A29]))" office:value-type="float" office:value="1.45" calcext:value-type="float">
            <text:p>1.45</text:p>
          </table:table-cell>
          <table:table-cell table:formula="of:=ROUND([.G28]*IF(20/[.A29]&gt;1;20/[.A29];1/(20/[.A29])))" office:value-type="float" office:value="305853275" calcext:value-type="float">
            <text:p>305853275</text:p>
          </table:table-cell>
          <table:table-cell table:formula="of:=[.G29]/[.G28]" office:value-type="float" office:value="1.45000000071113" calcext:value-type="float">
            <text:p>1.45000000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formula="of:=ROUND([.D29]*20/[.A30])" office:value-type="float" office:value="4047002" calcext:value-type="float">
            <text:p>4047002</text:p>
          </table:table-cell>
          <table:table-cell table:formula="of:=[.D30]/[.D29]" office:value-type="float" office:value="0.666666666666667" calcext:value-type="float">
            <text:p>0.6666666667</text:p>
          </table:table-cell>
          <table:table-cell table:formula="of:=IF(20/[.A30]&gt;1;20/[.A30];1/(20/[.A30]))" office:value-type="float" office:value="1.5" calcext:value-type="float">
            <text:p>1.5</text:p>
          </table:table-cell>
          <table:table-cell table:formula="of:=ROUND([.G29]*IF(20/[.A30]&gt;1;20/[.A30];1/(20/[.A30])))" office:value-type="float" office:value="458779913" calcext:value-type="float">
            <text:p>458779913</text:p>
          </table:table-cell>
          <table:table-cell table:formula="of:=[.G30]/[.G29]" office:value-type="float" office:value="1.50000000163477" calcext:value-type="float">
            <text:p>1.50000000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formula="of:=ROUND([.D30]*20/[.A31])" office:value-type="float" office:value="2610969" calcext:value-type="float">
            <text:p>2610969</text:p>
          </table:table-cell>
          <table:table-cell table:formula="of:=[.D31]/[.D30]" office:value-type="float" office:value="0.645161282351726" calcext:value-type="float">
            <text:p>0.6451612824</text:p>
          </table:table-cell>
          <table:table-cell table:formula="of:=IF(20/[.A31]&gt;1;20/[.A31];1/(20/[.A31]))" office:value-type="float" office:value="1.55" calcext:value-type="float">
            <text:p>1.55</text:p>
          </table:table-cell>
          <table:table-cell table:formula="of:=ROUND([.G30]*IF(20/[.A31]&gt;1;20/[.A31];1/(20/[.A31])))" office:value-type="float" office:value="711108865" calcext:value-type="float">
            <text:p>711108865</text:p>
          </table:table-cell>
          <table:table-cell table:formula="of:=[.G31]/[.G30]" office:value-type="float" office:value="1.54999999967305" calcext:value-type="float">
            <text:p>1.549999999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formula="of:=ROUND([.D31]*20/[.A32])" office:value-type="float" office:value="1631856" calcext:value-type="float">
            <text:p>1631856</text:p>
          </table:table-cell>
          <table:table-cell table:formula="of:=[.D32]/[.D31]" office:value-type="float" office:value="0.625000143624838" calcext:value-type="float">
            <text:p>0.6250001436</text:p>
          </table:table-cell>
          <table:table-cell table:formula="of:=IF(20/[.A32]&gt;1;20/[.A32];1/(20/[.A32]))" office:value-type="float" office:value="1.6" calcext:value-type="float">
            <text:p>1.6</text:p>
          </table:table-cell>
          <table:table-cell table:formula="of:=ROUND([.G31]*IF(20/[.A32]&gt;1;20/[.A32];1/(20/[.A32])))" office:value-type="float" office:value="1137774184" calcext:value-type="float">
            <text:p>1137774184</text:p>
          </table:table-cell>
          <table:table-cell table:formula="of:=[.G32]/[.G31]"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formula="of:=ROUND([.D32]*20/[.A33])" office:value-type="float" office:value="989004" calcext:value-type="float">
            <text:p>989004</text:p>
          </table:table-cell>
          <table:table-cell table:formula="of:=[.D33]/[.D32]" office:value-type="float" office:value="0.606060828896667" calcext:value-type="float">
            <text:p>0.6060608289</text:p>
          </table:table-cell>
          <table:table-cell table:formula="of:=IF(20/[.A33]&gt;1;20/[.A33];1/(20/[.A33]))" office:value-type="float" office:value="1.65" calcext:value-type="float">
            <text:p>1.65</text:p>
          </table:table-cell>
          <table:table-cell table:formula="of:=ROUND([.G32]*IF(20/[.A33]&gt;1;20/[.A33];1/(20/[.A33])))" office:value-type="float" office:value="1877327404" calcext:value-type="float">
            <text:p>1877327404</text:p>
          </table:table-cell>
          <table:table-cell table:formula="of:=[.G33]/[.G32]" office:value-type="float" office:value="1.65000000035156" calcext:value-type="float">
            <text:p>1.650000000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formula="of:=ROUND([.D33]*20/[.A34])" office:value-type="float" office:value="581767" calcext:value-type="float">
            <text:p>581767</text:p>
          </table:table-cell>
          <table:table-cell table:formula="of:=[.D34]/[.D33]" office:value-type="float" office:value="0.588235234640103" calcext:value-type="float">
            <text:p>0.5882352346</text:p>
          </table:table-cell>
          <table:table-cell table:formula="of:=IF(20/[.A34]&gt;1;20/[.A34];1/(20/[.A34]))" office:value-type="float" office:value="1.7" calcext:value-type="float">
            <text:p>1.7</text:p>
          </table:table-cell>
          <table:table-cell table:formula="of:=ROUND([.G33]*IF(20/[.A34]&gt;1;20/[.A34];1/(20/[.A34])))" office:value-type="float" office:value="3191456587" calcext:value-type="float">
            <text:p>3191456587</text:p>
          </table:table-cell>
          <table:table-cell table:formula="of:=[.G34]/[.G33]" office:value-type="float" office:value="1.70000000010653" calcext:value-type="float">
            <text:p>1.7000000001</text:p>
          </table:table-cell>
        </table:table-row>
        <table:table-row table:style-name="ro1">
          <table:table-cell table:number-columns-repeated="5"/>
          <table:table-cell table:formula="of:=IF(20/[.A35]&gt;1;20/[.A35];1/(20/[.A35]))" office:value-type="string" office:string-value="" calcext:value-type="error">
            <text:p>#DIV/0!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3T02:30:57.021281828</meta:creation-date>
    <dc:date>2019-05-03T04:16:13.880582668</dc:date>
    <meta:editing-duration>PT1H30M6S</meta:editing-duration>
    <meta:editing-cycles>1</meta:editing-cycles>
    <meta:document-statistic meta:table-count="1" meta:cell-count="214" meta:object-count="0"/>
    <meta:generator>LibreOffice/4.2.8.2$Linux_X86_64 LibreOffice_project/420m0$Build-2</meta:generator>
  </office:meta>
</office:document-meta>
</file>